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ValueImpl.AnnotationValueImpl( Object value , SourcePosition position , AnnotationTypeElementDeclaration dec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nnotationValueImpl.ge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ValueImpl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ValueImpl.equal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